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0ac3d2" officeooo:paragraph-rsid="000ac3d2" style:font-size-asian="21pt" style:font-size-complex="24pt"/>
    </style:style>
    <style:style style:name="P2" style:family="paragraph" style:parent-style-name="Standard">
      <style:paragraph-properties fo:text-align="start" style:justify-single-word="false"/>
      <style:text-properties fo:font-size="18pt" fo:font-weight="bold" officeooo:rsid="000ac3d2" officeooo:paragraph-rsid="000ac3d2"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style="italic" fo:font-weight="bold" officeooo:rsid="000ac3d2" officeooo:paragraph-rsid="000ac3d2"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normal" fo:font-weight="normal" officeooo:rsid="000ac3d2" officeooo:paragraph-rsid="000ac3d2" style:font-size-asian="18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size="18pt" fo:font-weight="normal" officeooo:rsid="000ca21f" officeooo:paragraph-rsid="000ca21f"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0e6320" officeooo:paragraph-rsid="000e6320"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ed27b" officeooo:paragraph-rsid="000ed27b"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officeooo:paragraph-rsid="000ba6e9" style:font-size-asian="18pt" style:font-size-complex="18pt"/>
    </style:style>
    <style:style style:name="P9" style:family="paragraph" style:parent-style-name="Standard">
      <style:paragraph-properties fo:text-align="center" style:justify-single-word="false"/>
      <style:text-properties fo:color="#ff0000" fo:font-size="24pt" fo:font-weight="bold" officeooo:rsid="000ac3d2" officeooo:paragraph-rsid="000ac3d2" style:font-size-asian="21pt" style:font-weight-asian="bold" style:font-size-complex="24pt" style:font-weight-complex="bold"/>
    </style:style>
    <style:style style:name="P10" style:family="paragraph" style:parent-style-name="Standard">
      <style:paragraph-properties fo:text-align="start" style:justify-single-word="false"/>
      <style:text-properties fo:font-size="20pt" fo:font-weight="bold" officeooo:rsid="000ba6e9" officeooo:paragraph-rsid="000ba6e9"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20pt" fo:font-style="italic" fo:font-weight="bold" officeooo:rsid="000ac3d2" officeooo:paragraph-rsid="000ac3d2" style:font-size-asian="20pt" style:font-style-asian="italic" style:font-weight-asian="bold" style:font-size-complex="20pt" style:font-style-complex="italic" style:font-weight-complex="bold"/>
    </style:style>
    <style:style style:name="P12" style:family="paragraph" style:parent-style-name="Standard">
      <style:paragraph-properties fo:text-align="start" style:justify-single-word="false"/>
      <style:text-properties fo:font-size="20pt" fo:font-style="normal" fo:font-weight="bold" officeooo:rsid="000fd9b9" officeooo:paragraph-rsid="000fd9b9" style:font-size-asian="20pt" style:font-style-asian="normal" style:font-weight-asian="bold" style:font-size-complex="20pt" style:font-style-complex="normal" style:font-weight-complex="bold"/>
    </style:style>
    <style:style style:name="P13" style:family="paragraph" style:parent-style-name="Standard">
      <style:paragraph-properties fo:text-align="start" style:justify-single-word="false"/>
      <style:text-properties style:font-name="Liberation Serif" fo:font-size="17.25pt" officeooo:rsid="000fd9b9" officeooo:paragraph-rsid="000fd9b9"/>
    </style:style>
    <style:style style:name="P14" style:family="paragraph" style:parent-style-name="Standard">
      <style:paragraph-properties fo:text-align="start" style:justify-single-word="false"/>
      <style:text-properties style:font-name="Liberation Serif" fo:font-size="18pt" fo:font-style="normal" fo:font-weight="normal" officeooo:rsid="000fd9b9" officeooo:paragraph-rsid="000fd9b9"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start" style:justify-single-word="false"/>
      <style:text-properties fo:font-size="18pt" fo:font-weight="normal" officeooo:rsid="000ba6e9" officeooo:paragraph-rsid="000ba6e9" style:font-size-asian="18pt" style:font-weight-asian="normal" style:font-size-complex="18pt" style:font-weight-complex="normal"/>
    </style:style>
    <style:style style:name="T1" style:family="text">
      <style:text-properties officeooo:rsid="000ba6e9"/>
    </style:style>
    <style:style style:name="T2" style:family="text">
      <style:text-properties fo:font-weight="normal" officeooo:rsid="000ba6e9" style:font-weight-asian="normal" style:font-weight-complex="normal"/>
    </style:style>
    <style:style style:name="T3" style:family="text">
      <style:text-properties fo:font-weight="normal" officeooo:rsid="0013a4e0" style:font-weight-asian="normal" style:font-weight-complex="normal"/>
    </style:style>
    <style:style style:name="T4" style:family="text">
      <style:text-properties officeooo:rsid="000fc6ee"/>
    </style:style>
    <style:style style:name="T5" style:family="text">
      <style:text-properties fo:font-style="normal" fo:font-weight="normal" style:font-size-asian="18pt" style:font-style-asian="normal" style:font-weight-asian="normal" style:font-size-complex="18pt" style:font-style-complex="normal" style:font-weight-complex="normal"/>
    </style:style>
    <style:style style:name="T6" style:family="text">
      <style:text-properties fo:font-style="normal" fo:font-weight="normal" officeooo:rsid="000fd9b9" style:font-size-asian="18pt" style:font-style-asian="normal" style:font-weight-asian="normal" style:font-size-complex="18pt" style:font-style-complex="normal" style:font-weight-complex="normal"/>
    </style:style>
    <style:style style:name="T7" style:family="text">
      <style:text-properties officeooo:rsid="0012975c"/>
    </style:style>
    <style:style style:name="T8" style:family="text">
      <style:text-properties officeooo:rsid="00150e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wing Mini-Project</text:p>
      <text:p text:style-name="P2"/>
      <text:p text:style-name="P11">Orkhan Hashimli</text:p>
      <text:p text:style-name="P11">Afrasiyab Khalili</text:p>
      <text:p text:style-name="P11"/>
      <text:p text:style-name="P12">Task:</text:p>
      <text:p text:style-name="P13"><text:span text:style-name="T6">We want to graphically simulate a processing chain of 5 threads </text:span><text:span text:style-name="T5">which send the message between each other.</text:span></text:p>
      <text:p text:style-name="P14"/>
      <text:p text:style-name="P4">In this project,we created the class called “DrawCircle.java”. Generally,there are 3 windows and we worked on J<text:span text:style-name="T7">F</text:span>rame. <text:span text:style-name="T1">Our class</text:span> consists of 3 methods : (paint, <text:span text:style-name="T1">d</text:span>rawCircle and main).</text:p>
      <text:p text:style-name="P3"/>
      <text:p text:style-name="P10">Main:</text:p>
      <text:p text:style-name="P8"><text:span text:style-name="T2">In main method,we created the object called drawCircle. With “f.setVisible” meth</text:span><text:span text:style-name="T3">o</text:span><text:span text:style-name="T2">d we displayed </text:span><text:span text:style-name="T3">it </text:span><text:span text:style-name="T2">to the screen.</text:span></text:p>
      <text:p text:style-name="P15"/>
      <text:p text:style-name="P10">drawCircle:</text:p>
      <text:p text:style-name="P15">In this method,We used some methods of JFrame in terms of(setTitle,setSize,etc).</text:p>
      <text:p text:style-name="P1"/>
      <text:p text:style-name="P10">paint:</text:p>
      <text:p text:style-name="P5">Swing asks a component to draw itself by calling its paint() method. Paint() may be called at any time,but in practice it’s called when the object is first made visible. Whenever it changes its appearance or whenever some tragedy in the display system messes up it area.</text:p>
      <text:p text:style-name="P5">First, we didn’t use the concrete coordinates so that the program can be e<text:span text:style-name="T4">as</text:span>y-manipulated. In our code, <text:span text:style-name="T8">yo</text:span>u can modify everything easily for instance: circle width(cw),circle height(ch),etc.</text:p>
      <text:p text:style-name="P5">In first loop, we made oval,line with polygon and again oval and line. And for the rests,we looped them.</text:p>
      <text:p text:style-name="P6"><text:soft-page-break/>In the second loop,we made repainting.We used the random value for sleeping during the repainting.The thread was used to sleep the program for 2 seconds in every shape.</text:p>
      <text:p text:style-name="P7">The rests are just for computation for finding x and y coordinates of the shape.</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29:08.632062455</meta:creation-date>
    <dc:date>2018-11-05T12:18:37.703980940</dc:date>
    <meta:editing-duration>PT11M39S</meta:editing-duration>
    <meta:editing-cycles>11</meta:editing-cycles>
    <meta:generator>LibreOffice/5.1.6.2$Linux_X86_64 LibreOffice_project/10m0$Build-2</meta:generator>
    <meta:document-statistic meta:table-count="0" meta:image-count="0" meta:object-count="0" meta:page-count="2" meta:paragraph-count="17" meta:word-count="220" meta:character-count="1370" meta:non-whitespace-character-count="1165"/>
  </office:meta>
</office:document-meta>
</file>